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300000251CF15F36AD58CE4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 UI" svg:font-family="'Segoe UI', SegoeUI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25.379cm" svg:height="19.001cm" draw:z-index="0"><draw:image xlink:href="Pictures/100000000000028300000251CF15F36AD58CE4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 UI" svg:font-family="'Segoe UI', SegoeUI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5:53:54.052930899</meta:creation-date>
    <dc:date>2022-02-02T16:04:04.073164204</dc:date>
    <meta:editing-duration>PT10M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